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00c5" officeooo:paragraph-rsid="001f00c5"/>
    </style:style>
    <style:style style:name="P2" style:family="paragraph" style:parent-style-name="Standard">
      <style:text-properties style:text-underline-style="none" officeooo:rsid="001f00c5" officeooo:paragraph-rsid="001f00c5"/>
    </style:style>
    <style:style style:name="P3" style:family="paragraph" style:parent-style-name="Standard">
      <style:text-properties style:text-underline-style="none" officeooo:rsid="001f18f7" officeooo:paragraph-rsid="001f18f7"/>
    </style:style>
    <style:style style:name="P4" style:family="paragraph" style:parent-style-name="Standard">
      <style:text-properties style:text-underline-style="none" officeooo:rsid="001f7af9" officeooo:paragraph-rsid="001f7af9"/>
    </style:style>
    <style:style style:name="P5" style:family="paragraph" style:parent-style-name="Standard">
      <style:text-properties style:text-underline-style="none" fo:font-weight="normal" officeooo:rsid="001f7af9" officeooo:paragraph-rsid="001f7af9" style:font-weight-asian="normal" style:font-weight-complex="normal"/>
    </style:style>
    <style:style style:name="P6" style:family="paragraph" style:parent-style-name="Standard">
      <style:text-properties style:text-underline-style="none" fo:font-weight="normal" officeooo:rsid="00228943" officeooo:paragraph-rsid="00228943" style:font-weight-asian="normal" style:font-weight-complex="normal"/>
    </style:style>
    <style:style style:name="P7" style:family="paragraph" style:parent-style-name="Standard">
      <style:text-properties style:text-underline-style="none" fo:font-weight="normal" officeooo:rsid="002d4a3c" officeooo:paragraph-rsid="002d4a3c" style:font-weight-asian="normal" style:font-weight-complex="normal"/>
    </style:style>
    <style:style style:name="P8" style:family="paragraph" style:parent-style-name="Standard">
      <style:text-properties style:text-underline-style="none" fo:font-weight="normal" officeooo:rsid="002d4a3c" officeooo:paragraph-rsid="002eebb2" style:font-weight-asian="normal" style:font-weight-complex="normal"/>
    </style:style>
    <style:style style:name="P9" style:family="paragraph" style:parent-style-name="Standard">
      <style:text-properties style:text-underline-style="none" fo:font-weight="normal" officeooo:rsid="002f2b3e" officeooo:paragraph-rsid="002f2b3e" style:font-weight-asian="normal" style:font-weight-complex="normal"/>
    </style:style>
    <style:style style:name="P10" style:family="paragraph" style:parent-style-name="Standard">
      <style:text-properties style:text-underline-style="none" fo:font-weight="normal" officeooo:rsid="002fa839" officeooo:paragraph-rsid="002fa839" style:font-weight-asian="normal" style:font-weight-complex="normal"/>
    </style:style>
    <style:style style:name="P11" style:family="paragraph" style:parent-style-name="Standard">
      <style:text-properties style:text-underline-style="none" fo:font-weight="normal" officeooo:rsid="0032216a" officeooo:paragraph-rsid="0033db15" style:font-weight-asian="normal" style:font-weight-complex="normal"/>
    </style:style>
    <style:style style:name="P12" style:family="paragraph" style:parent-style-name="Standard">
      <style:text-properties style:text-underline-style="none" fo:font-weight="normal" officeooo:rsid="0037c2bc" officeooo:paragraph-rsid="0037c2bc" style:font-weight-asian="normal" style:font-weight-complex="normal"/>
    </style:style>
    <style:style style:name="P13" style:family="paragraph" style:parent-style-name="Standard">
      <style:text-properties style:text-underline-style="none" fo:font-weight="normal" officeooo:rsid="0037c2bc" officeooo:paragraph-rsid="003564bd" style:font-weight-asian="normal" style:font-weight-complex="normal"/>
    </style:style>
    <style:style style:name="P14" style:family="paragraph" style:parent-style-name="Standard">
      <style:text-properties style:text-underline-style="none" fo:font-weight="normal" officeooo:rsid="003b975b" officeooo:paragraph-rsid="003b975b" style:font-weight-asian="normal" style:font-weight-complex="normal"/>
    </style:style>
    <style:style style:name="P15" style:family="paragraph" style:parent-style-name="Standard">
      <style:text-properties style:text-underline-style="none" fo:font-weight="normal" officeooo:rsid="003580f4" officeooo:paragraph-rsid="00401c33" style:font-weight-asian="normal" style:font-weight-complex="normal"/>
    </style:style>
    <style:style style:name="P16" style:family="paragraph" style:parent-style-name="Standard">
      <style:text-properties style:text-underline-style="none" fo:font-weight="normal" officeooo:rsid="003c721f" officeooo:paragraph-rsid="003c914f" style:font-weight-asian="normal" style:font-weight-complex="normal"/>
    </style:style>
    <style:style style:name="P17" style:family="paragraph" style:parent-style-name="Standard">
      <style:text-properties style:text-underline-style="none" fo:font-weight="normal" officeooo:rsid="003c721f" officeooo:paragraph-rsid="003d192f" style:font-weight-asian="normal" style:font-weight-complex="normal"/>
    </style:style>
    <style:style style:name="P18" style:family="paragraph" style:parent-style-name="Standard">
      <style:text-properties style:text-underline-style="none" fo:font-weight="normal" officeooo:rsid="003c721f" officeooo:paragraph-rsid="003d2815" style:font-weight-asian="normal" style:font-weight-complex="normal"/>
    </style:style>
    <style:style style:name="P19" style:family="paragraph" style:parent-style-name="Standard">
      <style:text-properties style:text-underline-style="none" fo:font-weight="normal" officeooo:rsid="003c914f" officeooo:paragraph-rsid="003c914f" style:font-weight-asian="normal" style:font-weight-complex="normal"/>
    </style:style>
    <style:style style:name="P20" style:family="paragraph" style:parent-style-name="Standard">
      <style:text-properties style:text-underline-style="none" fo:font-weight="normal" officeooo:rsid="003e6e88" officeooo:paragraph-rsid="003e6e88" style:font-weight-asian="normal" style:font-weight-complex="normal"/>
    </style:style>
    <style:style style:name="P21" style:family="paragraph" style:parent-style-name="Standard">
      <style:text-properties style:text-underline-style="none" officeooo:rsid="0022009f" officeooo:paragraph-rsid="0022009f"/>
    </style:style>
    <style:style style:name="P22" style:family="paragraph" style:parent-style-name="Standard">
      <style:text-properties style:text-underline-style="none" officeooo:rsid="0022009f" officeooo:paragraph-rsid="00212d6e"/>
    </style:style>
    <style:style style:name="P23" style:family="paragraph" style:parent-style-name="Standard">
      <style:text-properties style:text-underline-style="none" officeooo:rsid="002c8551" officeooo:paragraph-rsid="002c8551"/>
    </style:style>
    <style:style style:name="P24" style:family="paragraph" style:parent-style-name="Standard">
      <style:text-properties style:text-underline-style="none" fo:font-weight="bold" officeooo:rsid="003c721f" officeooo:paragraph-rsid="003c914f" style:font-weight-asian="bold" style:font-weight-complex="bold"/>
    </style:style>
    <style:style style:name="P25" style:family="paragraph" style:parent-style-name="Standard">
      <style:text-properties style:text-underline-style="none" fo:font-weight="bold" officeooo:rsid="003c914f" officeooo:paragraph-rsid="003c914f" style:font-weight-asian="bold" style:font-weight-complex="bold"/>
    </style:style>
    <style:style style:name="P26" style:family="paragraph" style:parent-style-name="Standard">
      <style:text-properties style:text-underline-style="none" fo:font-weight="bold" officeooo:rsid="003e6e88" officeooo:paragraph-rsid="003e6e88"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2d4a3c" officeooo:paragraph-rsid="002d4a3c"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1f18f7" officeooo:paragraph-rsid="001f18f7"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1f7af9" officeooo:paragraph-rsid="001f7af9"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212d6e" officeooo:paragraph-rsid="00212d6e"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223eee" officeooo:paragraph-rsid="00223eee"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286b2c" officeooo:paragraph-rsid="00286b2c"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2c8551" officeooo:paragraph-rsid="002c8551"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33db15" officeooo:paragraph-rsid="0033db15"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32216a" officeooo:paragraph-rsid="0032216a"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3580f4" officeooo:paragraph-rsid="003580f4"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3b975b" officeooo:paragraph-rsid="003b975b"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3c721f" officeooo:paragraph-rsid="003c721f" style:font-weight-asian="bold" style:font-weight-complex="bold"/>
    </style:style>
    <style:style style:name="P39" style:family="paragraph" style:parent-style-name="Standard">
      <style:text-properties fo:font-size="12pt" style:text-underline-style="solid" style:text-underline-width="auto" style:text-underline-color="font-color" fo:font-weight="bold" officeooo:rsid="001f18f7" officeooo:paragraph-rsid="001f18f7" style:font-size-asian="12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d4a3c" officeooo:paragraph-rsid="002d4a3c" style:font-size-asian="12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1f7af9" officeooo:paragraph-rsid="001f7af9" style:font-size-asian="12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1f00c5" officeooo:paragraph-rsid="001f00c5" style:font-size-asian="12pt" style:font-weight-asian="bold" style:font-size-complex="12pt" style:font-weight-complex="bold"/>
    </style:style>
    <style:style style:name="P43" style:family="paragraph" style:parent-style-name="Standard">
      <style:text-properties officeooo:paragraph-rsid="0022009f"/>
    </style:style>
    <style:style style:name="P4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01c33" officeooo:paragraph-rsid="00401c33" style:font-size-asian="16pt" style:font-weight-asian="bold" style:font-size-complex="16pt" style:font-weight-complex="bold"/>
    </style:style>
    <style:style style:name="P45" style:family="paragraph" style:parent-style-name="Standard">
      <style:text-properties officeooo:paragraph-rsid="00212d6e"/>
    </style:style>
    <style:style style:name="P46" style:family="paragraph" style:parent-style-name="Standard">
      <style:text-properties officeooo:paragraph-rsid="001f00c5"/>
    </style:style>
    <style:style style:name="P47" style:family="paragraph" style:parent-style-name="Standard" style:list-style-name="L1">
      <style:text-properties style:text-underline-style="none" officeooo:rsid="00292386" officeooo:paragraph-rsid="00292386"/>
    </style:style>
    <style:style style:name="P48" style:family="paragraph" style:parent-style-name="Standard" style:list-style-name="L1">
      <style:text-properties style:text-underline-style="none" officeooo:rsid="002becd4" officeooo:paragraph-rsid="002becd4"/>
    </style:style>
    <style:style style:name="P49" style:family="paragraph" style:parent-style-name="Standard" style:list-style-name="L2">
      <style:text-properties style:text-underline-style="none" officeooo:rsid="002c8551" officeooo:paragraph-rsid="002c8551"/>
    </style:style>
    <style:style style:name="P50" style:family="paragraph" style:parent-style-name="Standard" style:list-style-name="L3">
      <style:text-properties style:text-underline-style="none" fo:font-weight="normal" officeooo:rsid="003564bd" officeooo:paragraph-rsid="003564bd" style:font-weight-asian="normal" style:font-weight-complex="normal"/>
    </style:style>
    <style:style style:name="P51" style:family="paragraph" style:parent-style-name="Standard" style:list-style-name="L3">
      <style:text-properties style:text-underline-style="none" fo:font-weight="normal" officeooo:rsid="003580f4" officeooo:paragraph-rsid="003580f4" style:font-weight-asian="normal" style:font-weight-complex="normal"/>
    </style:style>
    <style:style style:name="P52" style:family="paragraph" style:parent-style-name="Standard" style:list-style-name="L3">
      <style:text-properties style:text-underline-style="none" fo:font-weight="normal" officeooo:rsid="00401c33" officeooo:paragraph-rsid="00401c33" style:font-weight-asian="normal" style:font-weight-complex="normal"/>
    </style:style>
    <style:style style:name="P53" style:family="paragraph" style:parent-style-name="Standard" style:list-style-name="L4">
      <style:text-properties style:text-underline-style="none" fo:font-weight="normal" officeooo:rsid="003b975b" officeooo:paragraph-rsid="003b975b" style:font-weight-asian="normal" style:font-weight-complex="normal"/>
    </style:style>
    <style:style style:name="P54" style:family="paragraph" style:parent-style-name="Standard" style:list-style-name="L5">
      <style:text-properties style:text-underline-style="none" fo:font-weight="normal" officeooo:rsid="003b975b" officeooo:paragraph-rsid="003b975b" style:font-weight-asian="normal" style:font-weight-complex="normal"/>
    </style:style>
    <style:style style:name="P55" style:family="paragraph" style:parent-style-name="Standard">
      <style:text-properties style:text-underline-style="none" fo:font-weight="normal" officeooo:rsid="003c914f" officeooo:paragraph-rsid="003c914f" style:font-weight-asian="normal" style:font-weight-complex="normal"/>
    </style:style>
    <style:style style:name="P56" style:family="paragraph" style:parent-style-name="Standard">
      <style:text-properties style:text-underline-style="none" fo:font-weight="bold" officeooo:rsid="003c914f" officeooo:paragraph-rsid="003c914f" style:font-weight-asian="bold" style:font-weight-complex="bold"/>
    </style:style>
    <style:style style:name="P57" style:family="paragraph" style:parent-style-name="Standard">
      <style:text-properties style:text-underline-style="none" fo:font-weight="bold" officeooo:rsid="003d192f" officeooo:paragraph-rsid="003d192f" style:font-weight-asian="bold" style:font-weight-complex="bold"/>
    </style:style>
    <style:style style:name="P58" style:family="paragraph" style:parent-style-name="Standard" style:list-style-name="L3">
      <style:text-properties officeooo:rsid="003580f4" officeooo:paragraph-rsid="003580f4"/>
    </style:style>
    <style:style style:name="T1" style:family="text">
      <style:text-properties officeooo:rsid="00212d6e"/>
    </style:style>
    <style:style style:name="T2" style:family="text">
      <style:text-properties officeooo:rsid="0022009f"/>
    </style:style>
    <style:style style:name="T3" style:family="text">
      <style:text-properties style:text-underline-style="none" officeooo:rsid="001f00c5"/>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3564bd" style:font-weight-asian="normal" style:font-weight-complex="normal"/>
    </style:style>
    <style:style style:name="T6" style:family="text">
      <style:text-properties style:font-name="sans-serif" fo:font-size="13.5pt"/>
    </style:style>
    <style:style style:name="T7" style:family="text">
      <style:text-properties style:font-name="Liberation Serif" fo:font-size="12pt" style:font-size-asian="12pt" style:font-size-complex="12pt"/>
    </style:style>
    <style:style style:name="T8" style:family="text">
      <style:text-properties officeooo:rsid="002a44aa"/>
    </style:style>
    <style:style style:name="T9" style:family="text">
      <style:text-properties officeooo:rsid="002c8551"/>
    </style:style>
    <style:style style:name="T10" style:family="text">
      <style:text-properties officeooo:rsid="002eebb2"/>
    </style:style>
    <style:style style:name="T11" style:family="text">
      <style:text-properties officeooo:rsid="002fa839"/>
    </style:style>
    <style:style style:name="T12" style:family="text">
      <style:text-properties officeooo:rsid="002ff007"/>
    </style:style>
    <style:style style:name="T13" style:family="text">
      <style:text-properties officeooo:rsid="0032216a"/>
    </style:style>
    <style:style style:name="T14" style:family="text">
      <style:text-properties officeooo:rsid="0033db15"/>
    </style:style>
    <style:style style:name="T15" style:family="text">
      <style:text-properties officeooo:rsid="0036e267"/>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ff007"/>
    </style:style>
    <style:style style:name="T18" style:family="text">
      <style:text-properties officeooo:rsid="003c721f"/>
    </style:style>
    <style:style style:name="T19" style:family="text">
      <style:text-properties officeooo:rsid="003d192f"/>
    </style:style>
    <style:style style:name="T20" style:family="text">
      <style:text-properties officeooo:rsid="003d2815"/>
    </style:style>
    <style:style style:name="T21" style:family="text">
      <style:text-properties officeooo:rsid="003e6e88"/>
    </style:style>
    <style:style style:name="T22" style:family="text">
      <style:text-properties officeooo:rsid="00401c33"/>
    </style:style>
    <style:style style:name="T23" style:family="text">
      <style:text-properties officeooo:rsid="00403e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lassroom Chart(Examination seating arrangement system)</text:p>
      <text:p text:style-name="P1"/>
      <text:p text:style-name="P42">1) I<text:span text:style-name="T15">NTRODUCTION</text:span>:</text:p>
      <text:p text:style-name="P46"><text:span text:style-name="T3"><text:tab/>Examination Hall Management System is developed for the college to simplify the allocation of blocks . It facilitates to access the examination information of a particular student in a particular department. The information is sorted serially according to the Seat Numbers, which will be provided by the respective authorites. </text:span>An attempt has been made through this project to do all work ease &amp; fast.</text:p>
      <text:p text:style-name="P2"/>
      <text:p text:style-name="P39">1.1 Purpose:</text:p>
      <text:p text:style-name="P3"><text:tab/>The purpose of developing examination seating arrangement system is to computerize the traditional way of manully alloting the students for exams. Another purpose for developing this system is to generate the seating arrangement report automatically for exams.</text:p>
      <text:p text:style-name="P3"/>
      <text:p text:style-name="P28">1.2 The Scope of project:</text:p>
      <text:p text:style-name="P3"><text:tab/>The scope of the project is the designing a web interface and it will be given to a college for future. Use.</text:p>
      <text:p text:style-name="P3"/>
      <text:p text:style-name="P29">1.3 Glossary:</text:p>
      <text:p text:style-name="P4"/>
      <text:p text:style-name="P4">1) ESA- Examination Seating arrangement </text:p>
      <text:p text:style-name="P4">2) <text:span text:style-name="T23">Administrator- Admin or faculty or the person who is going use the sytem.</text:span></text:p>
      <text:p text:style-name="P4"/>
      <text:p text:style-name="P29">1.4 References:</text:p>
      <text:p text:style-name="P4"><text:tab/>1) <text:a xlink:type="simple" xlink:href="http://www.w3schools.com/" text:style-name="Internet_20_link" text:visited-style-name="Visited_20_Internet_20_Link">www.w3schools.com</text:a></text:p>
      <text:p text:style-name="P4"><text:tab/>2) <text:a xlink:type="simple" xlink:href="http://www.slideshare.com/" text:style-name="Internet_20_link" text:visited-style-name="Visited_20_Internet_20_Link"><text:span text:style-name="T20">www.slideshare.com</text:span></text:a></text:p>
      <text:p text:style-name="P4"><text:tab/><text:span text:style-name="T20">3) Lab Manual of WTL(Web Technologies &amp; laboratory)</text:span></text:p>
      <text:p text:style-name="P4"/>
      <text:p text:style-name="P41">2) <text:span text:style-name="T15">OVERALL DESCRIPTION:</text:span></text:p>
      <text:p text:style-name="P6"><text:tab/>It describes the general factors that affect the product and its requirements.</text:p>
      <text:p text:style-name="P6"/>
      <text:p text:style-name="P29">2.1 Product p<text:span text:style-name="T1">e</text:span>rspective:</text:p>
      <text:p text:style-name="P5"><text:tab/><text:span text:style-name="T1">The system should allow user to create their accounts in the system and provide features of updating and preparing <text:s/>students block allocation. Only the authorized users should be supported by the system. The application will have a user friendly and menu based interface.</text:span></text:p>
      <text:p text:style-name="P5"/>
      <text:p text:style-name="P30">2.2 Product Function:</text:p>
      <text:p text:style-name="P45"><text:tab/>The website will allow acess only to authorised users with specific role<text:span text:style-name="T2">s(Administrator - User that will Prepare the ESA, Student - Who can view the )ESA)</text:span></text:p>
      <text:p text:style-name="P22">(1) System provides facility to register a faculty to prepare ESA</text:p>
      <text:p text:style-name="P21">(2) <text:span text:style-name="T1">System provides facility to </text:span>user to login and prepare the ESA according to various departments</text:p>
      <text:p text:style-name="P21"/>
      <text:p text:style-name="P31">2.3 User Characteristics:</text:p>
      <text:p text:style-name="P43"><text:tab/><text:span text:style-name="T7">Every user should be comfortable of working with computer and net browsing. She/he must have basic knowledge of English too. The administrators of various phases must handle the passwords carefully</text:span><text:span text:style-name="T6">.</text:span></text:p>
      <text:p text:style-name="P32"/>
      <text:p text:style-name="P32">2.4 General Constraints:</text:p>
      <text:list xml:id="list7437602190716171720" text:style-name="L1">
        <text:list-item>
          <text:p text:style-name="P47">Database is required for storing all the data related students <text:span text:style-name="T8">such as</text:span> Seat <text:span text:style-name="T8">numbers</text:span> <text:span text:style-name="T8">and</text:span> examination information such as date of a particular exam <text:span text:style-name="T8">and</text:span> time.</text:p>
        </text:list-item>
        <text:list-item>
          <text:p text:style-name="P48">Administrator will have to implement a security policy to safeguard the Records from <text:span text:style-name="T23">an</text:span> unauthorized users.</text:p>
        </text:list-item>
      </text:list>
      <text:p text:style-name="P33"><text:soft-page-break/>2.5 Assumptions and Dependencies:</text:p>
      <text:list xml:id="list1245703884620735486" text:style-name="L2">
        <text:list-item>
          <text:p text:style-name="P49">All the data entered i.e. students Seat No. And Exam TimeTable will be correct and up to date.</text:p>
        </text:list-item>
        <text:list-item>
          <text:p text:style-name="P49">The user must know username and password to access database.</text:p>
        </text:list-item>
      </text:list>
      <text:p text:style-name="P23"/>
      <text:p text:style-name="P40"><text:span text:style-name="T9">3</text:span>) <text:span text:style-name="T15">SPECIFIC REQUIREMENTS</text:span>:</text:p>
      <text:p text:style-name="P7"><text:tab/>This section contains all of the functional and quality requirements of the system. It gives a detailed description of the system and all its features.</text:p>
      <text:p text:style-name="P7"/>
      <text:p text:style-name="P27">3.1 External Interface requirements:</text:p>
      <text:p text:style-name="P7"><text:tab/>This section provides a detailed description of all inputs into and outputs from the <text:span text:style-name="T21">ESA </text:span>system. It also gives a description of the hardware, software and communication interfaces and provides basic prototypes of the user interface.</text:p>
      <text:p text:style-name="P7"/>
      <text:p text:style-name="P27">3.1.<text:span text:style-name="T10">1 User Interfaces:</text:span></text:p>
      <text:p text:style-name="P8"><text:tab/><text:span text:style-name="T10">A first-time user of the system should see the Register option on the login page to register him/herself when he/she opens it. If the user is a registered user, he/she should be able to login directly through the login page.</text:span></text:p>
      <text:p text:style-name="P9">The following screens will be provided to the users:</text:p>
      <text:p text:style-name="P9">1. <text:span text:style-name="T16">Login Screen:</text:span> <text:span text:style-name="T11">F</text:span>rom this screen the user will login to the <text:span text:style-name="T11">system</text:span>. Various fields available for this <text:tab/><text:tab/> <text:s text:c="3"/>screen will be;</text:p>
      <text:p text:style-name="P9"><text:tab/><text:tab/> <text:s text:c="3"/>(a) User ID: alphanumer<text:span text:style-name="T11">ic</text:span> of length up to 10 characters</text:p>
      <text:p text:style-name="P9"><text:tab/><text:tab/> <text:s text:c="3"/>(b) Password: alphanumeric of length up to 8 characters</text:p>
      <text:p text:style-name="P9"/>
      <text:p text:style-name="P10">2. <text:span text:style-name="T16">Step1 Screen:</text:span> After logging in successfully by the user the step1 screen of the <text:span text:style-name="T12">system </text:span>will appear. <text:tab/><text:tab/> <text:s text:c="2"/><text:span text:style-name="T12">Here t</text:span>he user can <text:span text:style-name="T12">select a particular department for which he/she has to prepare the <text:tab/><text:tab/> <text:s text:c="2"/>chart according to the Seat Numbers</text:span>. <text:span text:style-name="T13">Multiple departments can be selected after <text:tab/><text:tab/> <text:s text:c="2"/>completing the procedure with one of the department.</text:span></text:p>
      <text:p text:style-name="P10"/>
      <text:p text:style-name="P10">3. <text:span text:style-name="T17">S</text:span><text:span text:style-name="T16">tep2 </text:span><text:span text:style-name="T17">S</text:span><text:span text:style-name="T16">creen:</text:span> Next screen is <text:span text:style-name="T12">S</text:span>tep2 <text:span text:style-name="T12">S</text:span>creen in w<text:span text:style-name="T12">hi</text:span>ch user can input <text:span text:style-name="T13">all the required database <text:tab/><text:tab/><text:tab/> <text:s text:c="3"/>information suach as Seat No. and exam timetable.</text:span></text:p>
      <text:p text:style-name="P10"/>
      <text:p text:style-name="P10">4. <text:span text:style-name="T16">Step3 screen:</text:span> <text:span text:style-name="T13">In this screen, the user will be asked to whether to submit the given input data and <text:tab/><text:tab/> <text:s text:c="2"/>prepare the chart.</text:span></text:p>
      <text:p text:style-name="P10"/>
      <text:p text:style-name="P35">3.1.2 Hardware Interfaces:</text:p>
      <text:p text:style-name="P11"><text:tab/><text:span text:style-name="T14">Screen resolution of at least 800 x 600 for proper and complete viewing of screens. But performs best at 1024 x 768. it does not have any direct hardware interfaces.</text:span></text:p>
      <text:p text:style-name="P11"/>
      <text:p text:style-name="P34">3.1.3 Software Interfaces:</text:p>
      <text:list xml:id="list8544354958996402859" text:style-name="L3">
        <text:list-item>
          <text:p text:style-name="P50">The user can interact this system using any Operating systems.</text:p>
        </text:list-item>
        <text:list-item>
          <text:p text:style-name="P58"><text:span text:style-name="T5">W</text:span><text:span text:style-name="T4">eb Browser</text:span></text:p>
        </text:list-item>
        <text:list-item>
          <text:p text:style-name="P51">Web Server</text:p>
        </text:list-item>
        <text:list-item>
          <text:p text:style-name="P51">Database Server: MYSQL(Maria DB) <text:span text:style-name="T22">for back end.</text:span></text:p>
        </text:list-item>
        <text:list-item>
          <text:p text:style-name="P52">PHP, HTML,CSS and JavaScript for front end.</text:p>
        </text:list-item>
      </text:list>
      <text:p text:style-name="P15"/>
      <text:p text:style-name="P36">3.1.4 Communication Interfaces:</text:p>
      <text:p text:style-name="P12"><text:tab/>The communication between the different parts of the system is important since they depend on each other.</text:p>
      <text:p text:style-name="P13"/>
      <text:p text:style-name="P37">3.2 Software Product features:</text:p>
      <text:list xml:id="list8850185637465058929" text:style-name="L4">
        <text:list-item>
          <text:p text:style-name="P53">Validity checks on the inputs. <text:span text:style-name="T18">(</text:span>Only the authorized user can access the database and <text:soft-page-break/>application.<text:span text:style-name="T18">)</text:span></text:p>
        </text:list-item>
      </text:list>
      <text:list xml:id="list7106044704100572981" text:style-name="L5">
        <text:list-item>
          <text:p text:style-name="P54">Exact sequence of operations.</text:p>
        </text:list-item>
        <text:list-item>
          <text:p text:style-name="P54">Error handling and recovery.</text:p>
        </text:list-item>
      </text:list>
      <text:p text:style-name="P14"><text:span text:style-name="T18"><text:tab/>Incorrect d</text:span>ata operations are rejected with an error message prompt. No recovery module is <text:tab/>needed as <text:span text:style-name="T18">incorrect data</text:span> operation is not allowed to proceed.</text:p>
      <text:p text:style-name="P12"><text:tab/></text:p>
      <text:p text:style-name="P38">3.3 Software system Attributes:</text:p>
      <text:p text:style-name="P24"/>
      <text:p text:style-name="P25">3.3.1 <text:s/>Reliability:-</text:p>
      <text:p text:style-name="P19"><text:tab/>The system would be reliable enough to save a number of record such as seat numbers of students from various department and their timetables.</text:p>
      <text:p text:style-name="P16"/>
      <text:p text:style-name="P25">3.3.2 Availability:-</text:p>
      <text:p text:style-name="P19"><text:tab/>The system sha<text:span text:style-name="T19">ll be available or operation 24 hours of</text:span> <text:span text:style-name="T19">a day and all days in a week .ie. 24x7.</text:span></text:p>
      <text:p text:style-name="P16"/>
      <text:p text:style-name="P57">3.3.3 Security:-</text:p>
      <text:p text:style-name="P18"><text:tab/><text:span text:style-name="T20">The system will use password protection to allow only authentic users to access the system according to their privilege.</text:span></text:p>
      <text:p text:style-name="P17"/>
      <text:p text:style-name="P26">3.3.4 Maintainability:-</text:p>
      <text:p text:style-name="P20"><text:tab/>The system is to be designed in a maintainable manner. It should be easy to incorporate new requirements in the individual module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0:29:32.193788712</meta:creation-date>
    <dc:date>2017-08-28T02:54:14.013290608</dc:date>
    <meta:editing-duration>PT29M13S</meta:editing-duration>
    <meta:editing-cycles>7</meta:editing-cycles>
    <meta:generator>LibreOffice/5.1.6.2$Linux_X86_64 LibreOffice_project/10m0$Build-2</meta:generator>
    <meta:document-statistic meta:table-count="0" meta:image-count="0" meta:object-count="0" meta:page-count="3" meta:paragraph-count="68" meta:word-count="904" meta:character-count="5633" meta:non-whitespace-character-count="4738"/>
  </office:meta>
</office:document-meta>
</file>